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e4fd" officeooo:paragraph-rsid="0010e4fd"/>
    </style:style>
    <style:style style:name="P2" style:family="paragraph" style:parent-style-name="Standard">
      <style:text-properties officeooo:rsid="001513a2" officeooo:paragraph-rsid="001513a2"/>
    </style:style>
    <style:style style:name="P3" style:family="paragraph" style:parent-style-name="Standard">
      <style:text-properties fo:font-size="12pt" officeooo:rsid="0010e4fd" officeooo:paragraph-rsid="0010e4fd" style:font-size-asian="12pt" style:font-size-complex="12pt"/>
    </style:style>
    <style:style style:name="P4" style:family="paragraph" style:parent-style-name="Standard">
      <style:text-properties fo:font-size="12pt" officeooo:rsid="001450fb" officeooo:paragraph-rsid="001450fb" style:font-size-asian="12pt" style:font-size-complex="12pt"/>
    </style:style>
    <style:style style:name="P5" style:family="paragraph" style:parent-style-name="Standard">
      <style:text-properties fo:font-size="12pt" officeooo:rsid="001513a2" officeooo:paragraph-rsid="001513a2" style:font-size-asian="12pt" style:font-size-complex="12pt"/>
    </style:style>
    <style:style style:name="P6" style:family="paragraph" style:parent-style-name="Standard">
      <style:text-properties fo:font-size="12pt" fo:font-weight="bold" officeooo:rsid="001450fb" officeooo:paragraph-rsid="001450fb" style:font-size-asian="12pt" style:font-weight-asian="bold" style:font-size-complex="12pt" style:font-weight-complex="bold"/>
    </style:style>
    <style:style style:name="P7" style:family="paragraph" style:parent-style-name="Standard">
      <style:text-properties fo:font-size="12pt" fo:font-weight="bold" officeooo:rsid="001513a2" officeooo:paragraph-rsid="001513a2" style:font-size-asian="12pt" style:font-weight-asian="bold" style:font-size-complex="12pt" style:font-weight-complex="bold"/>
    </style:style>
    <style:style style:name="P8" style:family="paragraph">
      <style:paragraph-properties fo:text-align="center"/>
    </style:style>
    <style:style style:name="T1" style:family="text">
      <style:text-properties officeooo:rsid="0015ba12"/>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style>
    <style:style style:name="gr3" style:family="graphic">
      <style:graphic-properties svg:stroke-color="#000000" draw:marker-start="Arrowheads_20_1" draw:fill="solid" draw:fill-color="#ffffff" draw:textarea-horizontal-align="center" draw:textarea-vertical-align="middle" style:run-through="foreground"/>
    </style:style>
    <style:style style:name="gr4" style:family="graphic">
      <style:graphic-properties svg:stroke-color="#000000" draw:marker-start="Arrowheads_20_1" draw:fill="solid" draw:fill-color="#ffffff" draw:textarea-horizontal-align="justify" draw:textarea-vertical-align="middle" draw:auto-grow-height="false" style:run-through="foreground"/>
    </style:style>
    <style:style style:name="gr5" style:family="graphic">
      <style:graphic-properties draw:stroke="none" svg:stroke-color="#000000" draw:marker-start="Arrowheads_20_1" draw:fill="none" draw:fill-color="#ffffff" fo:min-height="0.824cm" style:run-through="foreground"/>
    </style:style>
    <style:style style:name="gr6" style:family="graphic">
      <style:graphic-properties draw:stroke="none" svg:stroke-color="#000000" draw:marker-start="Arrowheads_20_1" draw:fill="none" draw:fill-color="#ffffff" fo:min-height="0.609cm" style:run-through="foreground"/>
    </style:style>
    <style:style style:name="gr7" style:family="graphic">
      <style:graphic-properties draw:stroke="none" svg:stroke-color="#000000" draw:marker-start="Arrowheads_20_1" draw:fill="none" draw:fill-color="#ffffff" fo:min-height="0.991cm" style:run-through="foreground"/>
    </style:style>
    <style:style style:name="gr8" style:family="graphic">
      <style:graphic-properties draw:stroke="none" svg:stroke-color="#000000" draw:marker-start="Arrowheads_20_1" draw:fill="none" draw:fill-color="#ffffff" fo:min-height="0.993cm" style:run-through="foreground"/>
    </style:style>
    <style:style style:name="gr9" style:family="graphic">
      <style:graphic-properties draw:stroke="none" svg:stroke-color="#000000" draw:marker-start="Arrowheads_20_1" draw:fill="none" draw:fill-color="#ffffff" fo:min-height="0.718cm" style:run-through="foreground"/>
    </style:style>
    <style:style style:name="gr10" style:family="graphic">
      <style:graphic-properties draw:stroke="none" svg:stroke-color="#000000" draw:marker-start="Arrowheads_20_1" draw:fill="none" draw:fill-color="#ffffff" fo:min-height="0.845cm"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is document describes the functioning of an application that sends a request for system configuration details to a device a receives a response. The request is made to a webserver in the form of a REST API and the response is received in the form of a JSON. </text:p>
      <text:p text:style-name="P4"/>
      <text:p text:style-name="P4">The API will be formatted as follows:</text:p>
      <text:p text:style-name="P4"/>
      <text:p text:style-name="P6">http://serverIP:serverport/api/v1/sysconfig?deviceIP:deviceport?endpoint=type?cred=user:pass?version=number</text:p>
      <text:p text:style-name="P4"/>
      <text:p text:style-name="P4">Here 'serverIP' and 'serverPort' refer to the IP address and port of the web server. <text:s/>The 'deviceIP' and 'deviceport' refer to the IP address and port of the device whose configuration we are interested in.</text:p>
      <text:p text:style-name="P4"/>
      <text:p text:style-name="P4">The 'type' field for 'endpoint' will be either SNMP and SSH depending on which protocol the client wants to use. The parameter 'cred' refers to the user credentials. They will be a username, password pair for SSH and read community string, write community string pair for SNMP. SNMP based requests will accept an additional parameter, 'version', which will define the SNMP version we would like to use. </text:p>
      <text:p text:style-name="P3"/>
      <text:p text:style-name="P5">The response will be a JSON in the following format:</text:p>
      <text:p text:style-name="P7">{ 'Status Code': Code, 'Message': Response}</text:p>
      <text:p text:style-name="P7"/>
      <text:p text:style-name="P5">The 'Code' will be 200 for success or a different code classifying the type of error that occurred. The 'Response' will contain either a JSON response object containing the system configuration details or a string containing the error message. </text:p>
      <text:p text:style-name="P5"/>
      <text:p text:style-name="P5">A visual model is provided below detailing the manner in which the application is organized.</text:p>
      <text:p text:style-name="P2"><draw:g text:anchor-type="paragraph" draw:z-index="0" draw:style-name="gr1"><draw:rect draw:style-name="gr2" draw:text-style-name="P8" svg:width="2.571cm" svg:height="1.43cm" svg:x="7.23cm" svg:y="0.266cm"><text:p text:style-name="P8">Client</text:p></draw:rect><draw:rect draw:style-name="gr2" draw:text-style-name="P8" svg:width="3.354cm" svg:height="1.495cm" svg:x="7.28cm" svg:y="6.184cm"><text:p text:style-name="P8">Adapter</text:p></draw:rect><draw:line draw:style-name="gr3" draw:text-style-name="P8" svg:x1="7.842cm" svg:y1="2cm" svg:x2="7.891cm" svg:y2="5.402cm"><text:p/></draw:line><draw:line draw:style-name="gr3" draw:text-style-name="P8" svg:x1="9.236cm" svg:y1="5.359cm" svg:x2="9.212cm" svg:y2="2.152cm"><text:p/></draw:line><draw:line draw:style-name="gr3" draw:text-style-name="P8" svg:x1="7.524cm" svg:y1="7.979cm" svg:x2="4.394cm" svg:y2="11.555cm"><text:p/></draw:line><draw:line draw:style-name="gr3" draw:text-style-name="P8" svg:x1="3.661cm" svg:y1="11.123cm" svg:x2="6.644cm" svg:y2="7.807cm"><text:p/></draw:line><draw:line draw:style-name="gr3" draw:text-style-name="P8" svg:x1="9.897cm" svg:y1="8.068cm" svg:x2="13.125cm" svg:y2="11.449cm"><text:p/></draw:line><draw:line draw:style-name="gr3" draw:text-style-name="P8" svg:x1="14.102cm" svg:y1="11.297cm" svg:x2="10.972cm" svg:y2="7.851cm"><text:p/></draw:line><draw:custom-shape draw:style-name="gr4" svg:width="4.426cm" svg:height="1.258cm" svg:x="1.607cm" svg:y="11.946cm"><text:p><text:tab/>SSH</text:p><draw:enhanced-geometry svg:viewBox="0 0 21600 21600" draw:type="rectangle" draw:enhanced-path="M 0 0 L 21600 0 21600 21600 0 21600 0 0 Z N"/></draw:custom-shape><draw:custom-shape draw:style-name="gr4" svg:width="4.13cm" svg:height="1.304cm" svg:x="11.024cm" svg:y="11.708cm"><text:p><text:tab/>SNMP</text:p><draw:enhanced-geometry svg:viewBox="0 0 21600 21600" draw:type="rectangle" draw:enhanced-path="M 0 0 L 21600 0 21600 21600 0 21600 0 0 Z N"/></draw:custom-shape><draw:frame draw:style-name="gr5" svg:width="2.444cm" svg:height="0.825cm" svg:x="9.359cm" svg:y="3.213cm"><draw:text-box><text:p>REST API</text:p></draw:text-box></draw:frame><draw:frame draw:style-name="gr6" svg:width="1.396cm" svg:height="0.609cm" svg:x="6.497cm" svg:y="3.385cm"><draw:text-box draw:corner-radius="0.212cm"><text:p>JSON</text:p></draw:text-box></draw:frame><draw:frame draw:style-name="gr7" svg:width="2.297cm" svg:height="0.992cm" svg:x="12.735cm" svg:y="9.001cm"><draw:text-box><text:p>ENDPOINT</text:p></draw:text-box></draw:frame><draw:frame draw:style-name="gr8" svg:width="2.251cm" svg:height="0.994cm" svg:x="2.852cm" svg:y="8.74cm"><draw:text-box><text:p>ENDPOINT</text:p></draw:text-box></draw:frame><draw:frame draw:style-name="gr9" svg:width="1.858cm" svg:height="0.719cm" svg:x="6.057cm" svg:y="9.823cm"><draw:text-box><text:p>JSON</text:p></draw:text-box></draw:frame><draw:frame draw:style-name="gr10" svg:width="1.613cm" svg:height="0.846cm" svg:x="10.167cm" svg:y="9.867cm"><draw:text-box><text:p>JSON</text:p></draw:text-box></draw:frame></draw:g></text:p>
      <text:p text:style-name="P2"/>
      <text:p text:style-name="P2"/>
      <text:p text:style-name="P2"/>
      <text:p text:style-name="P2"/>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1T17:09:31.587468827</meta:creation-date>
    <dc:date>2017-07-24T13:33:42.488287814</dc:date>
    <meta:editing-duration>PT28M2S</meta:editing-duration>
    <meta:editing-cycles>4</meta:editing-cycles>
    <meta:generator>LibreOffice/4.2.8.2$Linux_X86_64 LibreOffice_project/420m0$Build-2</meta:generator>
    <meta:document-statistic meta:table-count="0" meta:image-count="0" meta:object-count="0" meta:page-count="1" meta:paragraph-count="9" meta:word-count="228" meta:character-count="1444" meta:non-whitespace-character-count="1221"/>
  </office:meta>
</office:document-meta>
</file>